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0626in"/>
    </style:style>
    <style:style style:name="co4" style:family="table-column">
      <style:table-column-properties fo:break-before="auto" style:column-width="1.5346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7154in"/>
    </style:style>
    <style:style style:name="co7" style:family="table-column">
      <style:table-column-properties fo:break-before="auto" style:column-width="0.722in"/>
    </style:style>
    <style:style style:name="co8" style:family="table-column">
      <style:table-column-properties fo:break-before="auto" style:column-width="1.972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0.9827in"/>
    </style:style>
    <style:style style:name="co11" style:family="table-column">
      <style:table-column-properties fo:break-before="auto" style:column-width="1.922in"/>
    </style:style>
    <style:style style:name="co12" style:family="table-column">
      <style:table-column-properties fo:break-before="auto" style:column-width="1.0654in"/>
    </style:style>
    <style:style style:name="co13" style:family="table-column">
      <style:table-column-properties fo:break-before="auto" style:column-width="1.2752in"/>
    </style:style>
    <style:style style:name="co14" style:family="table-column">
      <style:table-column-properties fo:break-before="auto" style:column-width="1.9126in"/>
    </style:style>
    <style:style style:name="co15" style:family="table-column">
      <style:table-column-properties fo:break-before="auto" style:column-width="1.0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84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8" table:default-cell-style-name="ce1"/>
        <table:table-column table:style-name="co7" table:number-columns-repeated="1007" table:default-cell-style-name="ce1"/>
        <table:table-row table:style-name="ro1">
          <table:table-cell table:number-columns-repeated="3"/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 table:number-columns-repeated="2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date" office:date-value="2012-09-15" calcext:value-type="date">
            <text:p>2012-09-15</text:p>
          </table:table-cell>
          <table:table-cell office:value-type="string" calcext:value-type="string">
            <text:p>19:50:26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3:20:07+01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3" table:number-columns-repeated="5"/>
          <table:table-cell table:number-columns-repeated="1007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2:38:49+01:0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2-08-18" calcext:value-type="date">
            <text:p>2012-08-18</text:p>
          </table:table-cell>
          <table:table-cell office:value-type="string" calcext:value-type="string">
            <text:p>10:00:04+02: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style-name="ce2" office:value-type="date" office:date-value="2012-06-02" calcext:value-type="date">
            <text:p>2012-06-02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2-07-21" calcext:value-type="date">
            <text:p>2012-07-21</text:p>
          </table:table-cell>
          <table:table-cell office:value-type="string" calcext:value-type="string">
            <text:p>01:59:59+02:0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date" office:date-value="2012-07-26" calcext:value-type="date">
            <text:p>2012-07-26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date" office:date-value="2012-10-23" calcext:value-type="date">
            <text:p>2012-10-23</text:p>
          </table:table-cell>
          <table:table-cell office:value-type="string" calcext:value-type="string">
            <text:p>15:20:24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date" office:date-value="2012-10-23" calcext:value-type="date">
            <text:p>2012-10-23</text:p>
          </table:table-cell>
          <table:table-cell office:value-type="string" calcext:value-type="string">
            <text:p>15:20:25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date" office:date-value="2012-10-23" calcext:value-type="date">
            <text:p>2012-10-23</text:p>
          </table:table-cell>
          <table:table-cell office:value-type="string" calcext:value-type="string">
            <text:p>15:20:38+02:00</text:p>
          </table:table-cell>
          <table:table-cell table:style-name="ce2" office:value-type="date" office:date-value="2012-12-30" calcext:value-type="date">
            <text:p>2012-12-30</text:p>
          </table:table-cell>
          <table:table-cell office:value-type="string" calcext:value-type="string">
            <text:p>15:47:21+01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table:style-name="ce3" table:number-columns-repeated="3"/>
          <table:table-cell table:number-columns-repeated="1008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date" office:date-value="2012-10-23" calcext:value-type="date">
            <text:p>2012-10-23</text:p>
          </table:table-cell>
          <table:table-cell office:value-type="string" calcext:value-type="string">
            <text:p>15:20:25+02:00</text:p>
          </table:table-cell>
          <table:table-cell table:style-name="ce2" office:value-type="date" office:date-value="2013-01-22" calcext:value-type="date">
            <text:p>2013-01-22</text:p>
          </table:table-cell>
          <table:table-cell office:value-type="string" calcext:value-type="string">
            <text:p>06:19:03+01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date" office:date-value="2012-10-23" calcext:value-type="date">
            <text:p>2012-10-23</text:p>
          </table:table-cell>
          <table:table-cell office:value-type="string" calcext:value-type="string">
            <text:p>15:20:25+02:00</text:p>
          </table:table-cell>
          <table:table-cell table:style-name="ce2" office:value-type="date" office:date-value="2013-01-18" calcext:value-type="date">
            <text:p>2013-01-18</text:p>
          </table:table-cell>
          <table:table-cell office:value-type="string" calcext:value-type="string">
            <text:p>19:05:36+01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date" office:date-value="2012-10-24" calcext:value-type="date">
            <text:p>2012-10-24</text:p>
          </table:table-cell>
          <table:table-cell office:value-type="string" calcext:value-type="string">
            <text:p>11:53:25+02:00</text:p>
          </table:table-cell>
          <table:table-cell table:style-name="ce2" office:value-type="date" office:date-value="2013-01-02" calcext:value-type="date">
            <text:p>2013-01-02</text:p>
          </table:table-cell>
          <table:table-cell office:value-type="string" calcext:value-type="string">
            <text:p>00:45:09+01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date" office:date-value="2012-11-09" calcext:value-type="date">
            <text:p>2012-11-09</text:p>
          </table:table-cell>
          <table:table-cell office:value-type="string" calcext:value-type="string">
            <text:p>16:31:04+01:00</text:p>
          </table:table-cell>
          <table:table-cell table:style-name="ce2" office:value-type="date" office:date-value="2013-01-29" calcext:value-type="date">
            <text:p>2013-01-29</text:p>
          </table:table-cell>
          <table:table-cell office:value-type="string" calcext:value-type="string">
            <text:p>14:36:06+01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style-name="ce3" table:number-columns-repeated="3"/>
          <table:table-cell table:number-columns-repeated="100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8" table:default-cell-style-name="ce1"/>
        <table:table-column table:style-name="co9" table:default-cell-style-name="ce1"/>
        <table:table-column table:style-name="co1" table:number-columns-repeated="7" table:default-cell-style-name="ce1"/>
        <table:table-column table:style-name="co7" table:number-columns-repeated="1015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15 m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1 m</text:p>
          </table:table-cell>
          <table:covered-table-cell/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0.698323532682313" calcext:value-type="float">
            <text:p>0.6983235327</text:p>
          </table:table-cell>
          <table:table-cell office:value-type="float" office:value="2.28332663828714" calcext:value-type="float">
            <text:p>2.2833266383</text:p>
          </table:table-cell>
          <table:table-cell table:number-columns-repeated="2"/>
          <table:table-cell office:value-type="float" office:value="0.558684902469446" calcext:value-type="float">
            <text:p>0.5586849025</text:p>
          </table:table-cell>
          <table:table-cell office:value-type="float" office:value="2.20679767137323" calcext:value-type="float">
            <text:p>2.20679767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mm</text:p>
          </table:table-cell>
          <table:table-cell office:value-type="float" office:value="0.662601200361278" calcext:value-type="float">
            <text:p>0.6626012004</text:p>
          </table:table-cell>
          <table:table-cell office:value-type="float" office:value="2.25774900647097" calcext:value-type="float">
            <text:p>2.2577490065</text:p>
          </table:table-cell>
          <table:table-cell office:value-type="float" office:value="14.6198511124" calcext:value-type="float">
            <text:p>14.6198511124</text:p>
          </table:table-cell>
          <table:table-cell office:value-type="float" office:value="39.5616459846" calcext:value-type="float">
            <text:p>39.5616459846</text:p>
          </table:table-cell>
          <table:table-cell office:value-type="float" office:value="0.642759190166181" calcext:value-type="float">
            <text:p>0.6427591902</text:p>
          </table:table-cell>
          <table:table-cell office:value-type="float" office:value="2.36310043105854" calcext:value-type="float">
            <text:p>2.3631004311</text:p>
          </table:table-cell>
          <table:table-cell office:value-type="float" office:value="73.622841835" calcext:value-type="float">
            <text:p>73.622841835</text:p>
          </table:table-cell>
          <table:table-cell office:value-type="float" office:value="1378.35355401" calcext:value-type="float">
            <text:p>1378.35355401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0.632401899103648" calcext:value-type="float">
            <text:p>0.6324018991</text:p>
          </table:table-cell>
          <table:table-cell office:value-type="float" office:value="1.17364515209973" calcext:value-type="float">
            <text:p>1.1736451521</text:p>
          </table:table-cell>
          <table:table-cell office:value-type="float" office:value="14.6824731827" calcext:value-type="float">
            <text:p>14.6824731827</text:p>
          </table:table-cell>
          <table:table-cell office:value-type="float" office:value="13.5942499638" calcext:value-type="float">
            <text:p>13.5942499638</text:p>
          </table:table-cell>
          <table:table-cell office:value-type="float" office:value="0.67599730379263" calcext:value-type="float">
            <text:p>0.6759973038</text:p>
          </table:table-cell>
          <table:table-cell office:value-type="float" office:value="1.21648307350119" calcext:value-type="float">
            <text:p>1.2164830735</text:p>
          </table:table-cell>
          <table:table-cell office:value-type="float" office:value="11.6122019291" calcext:value-type="float">
            <text:p>11.6122019291</text:p>
          </table:table-cell>
          <table:table-cell office:value-type="float" office:value="10.5136480331" calcext:value-type="float">
            <text:p>10.51364803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hmm</text:p>
          </table:table-cell>
          <table:table-cell office:value-type="float" office:value="0.830341502764485" calcext:value-type="float">
            <text:p>0.8303415028</text:p>
          </table:table-cell>
          <table:table-cell office:value-type="float" office:value="0.840262584416608" calcext:value-type="float">
            <text:p>0.8402625844</text:p>
          </table:table-cell>
          <table:table-cell office:value-type="float" office:value="12.767482996" calcext:value-type="float">
            <text:p>12.767482996</text:p>
          </table:table-cell>
          <table:table-cell office:value-type="float" office:value="334.128212929" calcext:value-type="float">
            <text:p>334.128212929</text:p>
          </table:table-cell>
          <table:table-cell table:number-columns-repeated="2"/>
          <table:table-cell office:value-type="float" office:value="52.9277350903" calcext:value-type="float">
            <text:p>52.9277350903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0.41086521344701" calcext:value-type="float">
            <text:p>0.4108652134</text:p>
          </table:table-cell>
          <table:table-cell office:value-type="float" office:value="5.7385528087712" calcext:value-type="float">
            <text:p>5.7385528088</text:p>
          </table:table-cell>
          <table:table-cell office:value-type="float" office:value="4.7961139679" calcext:value-type="float">
            <text:p>4.7961139679</text:p>
          </table:table-cell>
          <table:table-cell office:value-type="float" office:value="14.7259271145" calcext:value-type="float">
            <text:p>14.7259271145</text:p>
          </table:table-cell>
          <table:table-cell office:value-type="float" office:value="0.426393550997021" calcext:value-type="float">
            <text:p>0.426393551</text:p>
          </table:table-cell>
          <table:table-cell office:value-type="float" office:value="6.66863587212047" calcext:value-type="float">
            <text:p>6.66863587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mm</text:p>
          </table:table-cell>
          <table:table-cell office:value-type="float" office:value="0.495428694738128" calcext:value-type="float">
            <text:p>0.4954286947</text:p>
          </table:table-cell>
          <table:table-cell office:value-type="float" office:value="6.32075250889796" calcext:value-type="float">
            <text:p>6.3207525089</text:p>
          </table:table-cell>
          <table:table-cell office:value-type="float" office:value="5.37375497818" calcext:value-type="float">
            <text:p>5.3737549782</text:p>
          </table:table-cell>
          <table:table-cell office:value-type="float" office:value="15.0421319008" calcext:value-type="float">
            <text:p>15.0421319008</text:p>
          </table:table-cell>
          <table:table-cell office:value-type="float" office:value="0.459531423971757" calcext:value-type="float">
            <text:p>0.459531424</text:p>
          </table:table-cell>
          <table:table-cell office:value-type="float" office:value="7.73414589605248" calcext:value-type="float">
            <text:p>7.7341458961</text:p>
          </table:table-cell>
          <table:table-cell office:value-type="float" office:value="36.369560957" calcext:value-type="float">
            <text:p>36.369560957</text:p>
          </table:table-cell>
          <table:table-cell office:value-type="float" office:value="267.041535139" calcext:value-type="float">
            <text:p>267.041535139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FTE_co</text:p>
          </table:table-cell>
          <table:table-cell office:value-type="float" office:value="0.732363403575791" calcext:value-type="float">
            <text:p>0.732363403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1219479703891" calcext:value-type="float">
            <text:p>1.1219479704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7" table:number-columns-repeated="1017" table:default-cell-style-name="ce1"/>
        <table:table-row table:style-name="ro2">
          <table:table-cell office:value-type="string" calcext:value-type="string">
            <text:p>B2 15m ¾, 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hm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TE</text:p>
          </table:table-cell>
          <table:table-cell office:value-type="float" office:value="0.64754869167114" calcext:value-type="float">
            <text:p>0.6475486917</text:p>
          </table:table-cell>
          <table:table-cell office:value-type="float" office:value="0.8112982734456" calcext:value-type="float">
            <text:p>0.81129827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</text:p>
          </table:table-cell>
          <table:table-cell office:value-type="float" office:value="1.15622250240573" calcext:value-type="float">
            <text:p>1.1562225024</text:p>
          </table:table-cell>
          <table:table-cell office:value-type="float" office:value="0.888805881652339" calcext:value-type="float">
            <text:p>0.88880588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2</text:p>
          </table:table-cell>
          <table:table-cell office:value-type="string" calcext:value-type="string">
            <text:p>02-06-2012</text:p>
          </table:table-cell>
          <table:table-cell office:value-type="string" calcext:value-type="string">
            <text:p>20-06-2012</text:p>
          </table:table-cell>
          <table:table-cell table:number-columns-repeated="2"/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2m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1-06-2012</text:p>
          </table:table-cell>
          <table:table-cell office:value-type="string" calcext:value-type="string">
            <text:p>20-07-2012</text:p>
          </table:table-cell>
          <table:table-cell table:number-columns-repeated="2"/>
          <table:table-cell office:value-type="string" calcext:value-type="string">
            <text:p>Centroid</text:p>
          </table:table-cell>
          <table:table-cell office:value-type="string" calcext:value-type="string">
            <text:p>centroid</text:p>
          </table:table-cell>
          <table:table-cell table:number-columns-repeated="2" office:value-type="string" calcext:value-type="string">
            <text:p>cen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delta fixed 20 non-centroid</text:p>
          </table:table-cell>
          <table:table-cell table:style-name="Default" office:value-type="string" calcext:value-type="string">
            <text:p>np</text:p>
          </table:table-cell>
          <table:table-cell office:value-type="string" calcext:value-type="string">
            <text:p>Prio 15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rio 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m</text:p>
          </table:table-cell>
          <table:table-cell office:value-type="string" calcext:value-type="string">
            <text:p>co8</text:p>
          </table:table-cell>
          <table:table-cell office:value-type="string" calcext:value-type="string">
            <text:p>fhmm8</text:p>
          </table:table-cell>
          <table:table-cell office:value-type="string" calcext:value-type="string">
            <text:p>co_all</text:p>
          </table:table-cell>
          <table:table-cell office:value-type="string" calcext:value-type="string">
            <text:p>co_pr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761675907535083" calcext:value-type="float">
            <text:p>0.7616759075</text:p>
          </table:table-cell>
          <table:table-cell office:value-type="float" office:value="0.808415789932254" calcext:value-type="float">
            <text:p>0.8084157899</text:p>
          </table:table-cell>
          <table:table-cell office:value-type="float" office:value="0.630869086236699" calcext:value-type="float">
            <text:p>0.6308690862</text:p>
          </table:table-cell>
          <table:table-cell office:value-type="float" office:value="0.641327666647723" calcext:value-type="float">
            <text:p>0.6413276666</text:p>
          </table:table-cell>
          <table:table-cell office:value-type="float" office:value="0.642577483217" calcext:value-type="float">
            <text:p>0.6425774832</text:p>
          </table:table-cell>
          <table:table-cell office:value-type="float" office:value="0.65330526375" calcext:value-type="float">
            <text:p>0.6533052638</text:p>
          </table:table-cell>
          <table:table-cell office:value-type="float" office:value="0.4463380322" calcext:value-type="float">
            <text:p>0.4463380322</text:p>
          </table:table-cell>
          <table:table-cell office:value-type="float" office:value="0.436657016224" calcext:value-type="float">
            <text:p>0.43665701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.00628853677044" calcext:value-type="float">
            <text:p>1.0062885368</text:p>
          </table:table-cell>
          <table:table-cell table:style-name="Default" office:value-type="float" office:value="0.888932039983592" calcext:value-type="float">
            <text:p>0.88893204</text:p>
          </table:table-cell>
          <table:table-cell office:value-type="float" office:value="1.15528619374851" calcext:value-type="float">
            <text:p>1.1552861937</text:p>
          </table:table-cell>
          <table:table-cell office:value-type="float" office:value="1.15509833875637" calcext:value-type="float">
            <text:p>1.1550983388</text:p>
          </table:table-cell>
          <table:table-cell office:value-type="float" office:value="1.02028073578" calcext:value-type="float">
            <text:p>1.0202807358</text:p>
          </table:table-cell>
          <table:table-cell office:value-type="float" office:value="1.09218770919" calcext:value-type="float">
            <text:p>1.0921877092</text:p>
          </table:table-cell>
          <table:table-cell office:value-type="float" office:value="1.58124250209" calcext:value-type="float">
            <text:p>1.5812425021</text:p>
          </table:table-cell>
          <table:table-cell office:value-type="float" office:value="1.67301109801" calcext:value-type="float">
            <text:p>1.6730110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292842176871" calcext:value-type="float">
            <text:p>0.2928421769</text:p>
          </table:table-cell>
          <table:table-cell office:value-type="float" office:value="0.375235827664" calcext:value-type="float">
            <text:p>0.3752358277</text:p>
          </table:table-cell>
          <table:table-cell office:value-type="float" office:value="0.194903978561" calcext:value-type="float">
            <text:p>0.1949039786</text:p>
          </table:table-cell>
          <table:table-cell office:value-type="float" office:value="0.193115398887" calcext:value-type="float">
            <text:p>0.1931153989</text:p>
          </table:table-cell>
          <table:table-cell office:value-type="float" office:value="0.35553112975" calcext:value-type="float">
            <text:p>0.3555311298</text:p>
          </table:table-cell>
          <table:table-cell office:value-type="float" office:value="0.297202406004" calcext:value-type="float">
            <text:p>0.297202406</text:p>
          </table:table-cell>
          <table:table-cell office:value-type="float" office:value="0.393955218233" calcext:value-type="float">
            <text:p>0.3939552182</text:p>
          </table:table-cell>
          <table:table-cell office:value-type="float" office:value="0.30404502745" calcext:value-type="float">
            <text:p>0.304045027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entroi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rio red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.659084220299" calcext:value-type="float">
            <text:p>0.6590842203</text:p>
          </table:table-cell>
          <table:table-cell/>
          <table:table-cell office:value-type="float" office:value="0.437913123179" calcext:value-type="float">
            <text:p>0.437913123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.02820275991" calcext:value-type="float">
            <text:p>1.0282027599</text:p>
          </table:table-cell>
          <table:table-cell/>
          <table:table-cell office:value-type="float" office:value="1.66847938904" calcext:value-type="float">
            <text:p>1.66847938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.277329620611" calcext:value-type="float">
            <text:p>0.2773296206</text:p>
          </table:table-cell>
          <table:table-cell/>
          <table:table-cell office:value-type="float" office:value="0.303318943921" calcext:value-type="float">
            <text:p>0.3033189439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8:56:14.996133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18T18:35:28Z</meta:creation-date>
    <dc:date>2016-09-06T19:36:17.531092055</dc:date>
    <meta:editing-cycles>11</meta:editing-cycles>
    <meta:editing-duration>PT3H48M42S</meta:editing-duration>
    <meta:document-statistic meta:table-count="3" meta:cell-count="303" meta:object-count="0"/>
  </office:meta>
</office:document-meta>
</file>